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b2e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b2e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b2e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b2e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b2e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b2e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b2e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b2e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b2e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b2e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b2e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b2e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b2e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b2e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b2e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b2e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b2e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riela Estefania Reyes Idrog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9/11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442368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sé Esequia Reyes Carabal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028723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0.40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1" meta:non-whitespace-character-count="1003"/>
    <meta:template xlink:type="simple" xlink:actuate="onRequest" xlink:title="Normal" xlink:href=""/>
  </office:meta>
</office:document-meta>
</file>